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bc</text:p>
      <text:p text:style-name="P1"><text:tab/>123</text:p>
      <text:p text:style-name="P1"><text:tab/>中文</text:p>
      <text:p text:style-name="P1"><text:tab/> <text:s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9T19:36:01.18</meta:creation-date>
    <meta:generator>OpenOffice/4.1.10$Win32 OpenOffice.org_project/4110m2$Build-9807</meta:generator>
    <dc:date>2021-10-08T13:16:27.97</dc:date>
    <meta:editing-duration>PT39M6S</meta:editing-duration>
    <meta:editing-cycles>7</meta:editing-cycles>
    <meta:document-statistic meta:table-count="0" meta:image-count="0" meta:object-count="0" meta:page-count="1" meta:paragraph-count="4" meta:word-count="5" meta:character-count="15"/>
  </office:meta>
</office:document-meta>
</file>